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0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6"/>
        <table:table-column table:style-name="co2" table:default-cell-style-name="ce7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pecimen Collection Method Code</text:p>
          </table:table-cell>
          <table:table-cell office:value-type="string" table:style-name="ce2">
            <text:p>Specimen <text:s/>Collection <text:s/>Method 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Blood <text:s/>Culture, <text:s/>Aerobic <text:s/>Bottle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Blood <text:s/>Culture, <text:s/>Anaerobic <text:s/>Bottle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style-name="ce4">
            <text:p>Biopsy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style-name="ce4">
            <text:p>Capillary <text:s/>Specimen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5</text:p>
          </table:table-cell>
          <table:table-cell office:value-type="string" table:style-name="ce4">
            <text:p>Catheterized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06</text:p>
          </table:table-cell>
          <table:table-cell office:value-type="string" table:style-name="ce4">
            <text:p>Scrapings</text:p>
          </table:table-cell>
          <table:table-cell table:number-columns-repeated="16382"/>
        </table:table-row>
        <table:table-row table:style-name="ro2">
          <table:table-cell office:value-type="float" office:value="7" table:style-name="ce3">
            <text:p>07</text:p>
          </table:table-cell>
          <table:table-cell office:value-type="string" table:style-name="ce4">
            <text:p>Swab</text:p>
          </table:table-cell>
          <table:table-cell table:number-columns-repeated="16382"/>
        </table:table-row>
        <table:table-row table:style-name="ro2">
          <table:table-cell office:value-type="float" office:value="8" table:style-name="ce3">
            <text:p>08</text:p>
          </table:table-cell>
          <table:table-cell office:value-type="string" table:style-name="ce4">
            <text:p>Venipuncture</text:p>
          </table:table-cell>
          <table:table-cell table:number-columns-repeated="16382"/>
        </table:table-row>
        <table:table-row table:style-name="ro2">
          <table:table-cell office:value-type="float" office:value="9" table:style-name="ce3">
            <text:p>09</text:p>
          </table:table-cell>
          <table:table-cell office:value-type="string" table:style-name="ce4">
            <text:p>Plates, <text:s/>Anaerobic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Plates, <text:s/>Blood <text:s/>Agar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Blood <text:s/>Culture, <text:s/>Aerobic <text:s/>Bottle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Blood <text:s/>Culture, <text:s/>Pediatric <text:s/>Bottle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Line, <text:s/>CVP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Environmental, <text:s/>Plate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Environmental, <text:s/>Swab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Aspiration, <text:s/>Fine <text:s/>Needle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Plate, <text:s/>Cough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Line, <text:s/>Arterial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Line, <text:s/>Venous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Martin-Lewis <text:s/>Agar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Mod. <text:s/>Martin-Lewis <text:s/>Agar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Plate, <text:s/>Martin-Lewis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Plate, <text:s/>New <text:s/>York <text:s/>City</text:p>
          </table:table-cell>
          <table:table-cell table:number-columns-repeated="1638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Pace, <text:s/>Gen-Probe</text:p>
          </table:table-cell>
          <table:table-cell table:number-columns-repeated="1638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Pinworm <text:s/>Prep</text:p>
          </table:table-cell>
          <table:table-cell table:number-columns-repeated="1638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Aterial <text:s/>puncture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Pump <text:s/>Prime</text:p>
          </table:table-cell>
          <table:table-cell table:number-columns-repeated="1638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Pump <text:s/>Specimen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Quality <text:s/>Control <text:s/>For <text:s/>Micro</text:p>
          </table:table-cell>
          <table:table-cell table:number-columns-repeated="1638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Scalp, <text:s/>Fetal <text:s/>Vein</text:p>
          </table:table-cell>
          <table:table-cell table:number-columns-repeated="1638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Shaving</text:p>
          </table:table-cell>
          <table:table-cell table:number-columns-repeated="1638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Swab</text:p>
          </table:table-cell>
          <table:table-cell table:number-columns-repeated="1638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Swab, <text:s/>Dacron <text:s/>tipped</text:p>
          </table:table-cell>
          <table:table-cell table:number-columns-repeated="1638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Transport <text:s/>Media, <text:s/>Anaerobic</text:p>
          </table:table-cell>
          <table:table-cell table:number-columns-repeated="1638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4">
            <text:p>Transport <text:s/>Media, <text:s/>Chalamydia</text:p>
          </table:table-cell>
          <table:table-cell table:number-columns-repeated="1638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4">
            <text:p>Transport <text:s/>Media, <text:s/>M4</text:p>
          </table:table-cell>
          <table:table-cell table:number-columns-repeated="1638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4">
            <text:p>Transport <text:s/>Media, <text:s/>Mycoplasma</text:p>
          </table:table-cell>
          <table:table-cell table:number-columns-repeated="1638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4">
            <text:p>Transport <text:s/>Media,</text:p>
          </table:table-cell>
          <table:table-cell table:number-columns-repeated="1638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4">
            <text:p>Plate, <text:s/>Thayer-Martin</text:p>
          </table:table-cell>
          <table:table-cell table:number-columns-repeated="1638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4">
            <text:p>Transport <text:s/>Media, <text:s/>PVA</text:p>
          </table:table-cell>
          <table:table-cell table:number-columns-repeated="1638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4">
            <text:p>Transport <text:s/>Media, <text:s/>Stool <text:s/>Culture</text:p>
          </table:table-cell>
          <table:table-cell table:number-columns-repeated="1638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4">
            <text:p>Transport <text:s/>Media, <text:s/>Ureaplasma</text:p>
          </table:table-cell>
          <table:table-cell table:number-columns-repeated="1638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4">
            <text:p>Transport <text:s/>Media, <text:s/>Viral</text:p>
          </table:table-cell>
          <table:table-cell table:number-columns-repeated="1638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4">
            <text:p>Venipuncture</text:p>
          </table:table-cell>
          <table:table-cell table:number-columns-repeated="1638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4">
            <text:p>Swab, <text:s/>Wooden <text:s/>Shaft</text:p>
          </table:table-cell>
          <table:table-cell table:number-columns-repeated="16382"/>
        </table:table-row>
        <table:table-row table:number-rows-repeated="104853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3:09Z</meta:creation-date>
    <dc:date>2020-04-29T09:46:53Z</dc:date>
    <meta:user-defined meta:name="WorkbookGuid">69f94403-4e44-48ec-959e-022a30466dfe</meta:user-defined>
    <meta:user-defined meta:name="ConnectionInfosStorage">WorkbookXmlParts</meta:user-defined>
  </office:meta>
</office:document-meta>
</file>